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egrita" style:font-family-generic="roman"/>
    <style:font-face style:name="Times New Roman3" svg:font-family="'Times New Roman'" style:font-adornments="Normal" style:font-family-generic="roman"/>
  </office:font-face-decls>
  <office:automatic-styles>
    <style:style style:name="P1" style:family="paragraph" style:parent-style-name="Header">
      <style:text-properties style:font-name="Times New Roman" fo:font-weight="bold" officeooo:rsid="0023c5ec" officeooo:paragraph-rsid="0023c5ec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margin-top="0.323cm" fo:margin-bottom="0.111cm" style:contextual-spacing="false" fo:line-height="200%"/>
      <style:text-properties style:font-name="Times New Roman1" style:rfc-language-tag="ca-ES-valencia" fo:language="ca" fo:country="ES" officeooo:rsid="00bf2ebe" officeooo:paragraph-rsid="00bf2ebe"/>
    </style:style>
    <style:style style:name="P4" style:family="paragraph" style:parent-style-name="Heading_20_1">
      <style:paragraph-properties fo:margin-top="0.323cm" fo:margin-bottom="0.111cm" style:contextual-spacing="false"/>
      <style:text-properties style:font-name="Times New Roman1" style:rfc-language-tag="ca-ES-valencia" fo:language="ca" fo:country="ES" officeooo:rsid="00bf2ebe" officeooo:paragraph-rsid="00bf2ebe"/>
    </style:style>
    <style:style style:name="P5" style:family="paragraph" style:parent-style-name="Text_20_body">
      <style:paragraph-properties fo:margin-top="0cm" fo:margin-bottom="0cm" style:contextual-spacing="false" fo:line-height="200%"/>
      <style:text-properties fo:font-size="9pt" style:rfc-language-tag="ca-ES-valencia" fo:language="ca" fo:country="ES" style:text-underline-style="solid" style:text-underline-width="auto" style:text-underline-color="font-color" fo:font-weight="bold" officeooo:rsid="00324a8b" officeooo:paragraph-rsid="00324a8b" style:font-size-asian="7.84999990463257pt" style:font-weight-asian="bold" style:font-size-complex="9pt" style:font-weight-complex="bold"/>
    </style:style>
    <style:style style:name="P6" style:family="paragraph" style:parent-style-name="Text_20_body">
      <style:paragraph-properties fo:line-height="115%"/>
      <style:text-properties style:font-name="Times New Roman1" style:rfc-language-tag="ca-ES-valencia" fo:language="ca" fo:country="ES" officeooo:paragraph-rsid="00bf2ebe"/>
    </style:style>
    <style:style style:name="P7" style:family="paragraph" style:parent-style-name="Text_20_body">
      <style:paragraph-properties fo:margin-top="0cm" fo:margin-bottom="0.146cm" style:contextual-spacing="false"/>
      <style:text-properties style:font-name="Times New Roman1" style:rfc-language-tag="ca-ES-valencia" fo:language="ca" fo:country="ES" officeooo:rsid="00bf2ebe" officeooo:paragraph-rsid="00bf2ebe"/>
    </style:style>
    <style:style style:name="P8" style:family="paragraph" style:parent-style-name="Text_20_body" style:list-style-name="L1">
      <style:paragraph-properties fo:margin-top="0.201cm" fo:margin-bottom="0.347cm" style:contextual-spacing="false"/>
      <style:text-properties style:font-name="Times New Roman1" style:rfc-language-tag="ca-ES-valencia" fo:language="ca" fo:country="ES" officeooo:rsid="00bf2ebe" officeooo:paragraph-rsid="00bf2ebe"/>
    </style:style>
    <style:style style:name="P9" style:family="paragraph" style:parent-style-name="Text_20_body">
      <style:paragraph-properties fo:margin-top="0cm" fo:margin-bottom="0.146cm" style:contextual-spacing="false"/>
      <style:text-properties style:font-name="Times New Roman1" style:rfc-language-tag="ca-ES-valencia" fo:language="ca" fo:country="ES" officeooo:rsid="00c0d6b5" officeooo:paragraph-rsid="00c0d6b5"/>
    </style:style>
    <style:style style:name="P10" style:family="paragraph" style:parent-style-name="Text_20_body" style:list-style-name="L2">
      <style:paragraph-properties fo:margin-top="0.201cm" fo:margin-bottom="0.347cm" style:contextual-spacing="false"/>
      <style:text-properties style:font-name="Times New Roman1" style:rfc-language-tag="ca-ES-valencia" fo:language="ca" fo:country="ES" officeooo:paragraph-rsid="00c0d6b5"/>
    </style:style>
    <style:style style:name="P11" style:family="paragraph" style:parent-style-name="Text_20_body" style:list-style-name="L2">
      <style:paragraph-properties fo:margin-top="0.201cm" fo:margin-bottom="0.347cm" style:contextual-spacing="false"/>
      <style:text-properties style:font-name="Times New Roman1" style:rfc-language-tag="ca-ES-valencia" fo:language="ca" fo:country="ES" officeooo:paragraph-rsid="00c2d63a"/>
    </style:style>
    <style:style style:name="P12" style:family="paragraph" style:parent-style-name="Text_20_body">
      <style:paragraph-properties fo:margin-top="0cm" fo:margin-bottom="0.146cm" style:contextual-spacing="false"/>
      <style:text-properties style:font-name="Times New Roman1" style:rfc-language-tag="ca-ES-valencia" fo:language="ca" fo:country="ES" fo:font-weight="normal" officeooo:rsid="00c2d63a" officeooo:paragraph-rsid="00c2d63a" style:font-weight-asian="normal" style:font-weight-complex="normal"/>
    </style:style>
    <style:style style:name="P13" style:family="paragraph" style:parent-style-name="Text_20_body">
      <style:paragraph-properties fo:margin-top="0cm" fo:margin-bottom="0.146cm" style:contextual-spacing="false"/>
      <style:text-properties style:font-name="Times New Roman1" style:rfc-language-tag="ca-ES-valencia" fo:language="ca" fo:country="ES" officeooo:rsid="00c321ad" officeooo:paragraph-rsid="00c321ad"/>
    </style:style>
    <style:style style:name="P14" style:family="paragraph" style:parent-style-name="Text_20_body">
      <style:paragraph-properties fo:margin-top="0cm" fo:margin-bottom="0.146cm" style:contextual-spacing="false"/>
      <style:text-properties style:font-name="Times New Roman1" fo:font-size="8pt" style:rfc-language-tag="ca-ES-valencia" fo:language="ca" fo:country="ES" officeooo:rsid="00bf2ebe" officeooo:paragraph-rsid="00bf2ebe" style:font-size-asian="7pt" style:font-size-complex="8pt"/>
    </style:style>
    <style:style style:name="P15" style:family="paragraph" style:parent-style-name="Text_20_body">
      <style:paragraph-properties fo:margin-top="0cm" fo:margin-bottom="0.146cm" style:contextual-spacing="false"/>
      <style:text-properties style:font-name="Times New Roman1" fo:font-size="8pt" style:rfc-language-tag="ca-ES-valencia" fo:language="ca" fo:country="ES" officeooo:paragraph-rsid="00c2d63a" style:font-size-asian="7pt" style:font-size-complex="8pt"/>
    </style:style>
    <style:style style:name="P16" style:family="paragraph" style:parent-style-name="Text_20_body">
      <style:paragraph-properties fo:margin-top="0cm" fo:margin-bottom="0.146cm" style:contextual-spacing="false"/>
      <style:text-properties style:font-name="Times New Roman1" fo:font-size="8pt" style:rfc-language-tag="ca-ES-valencia" fo:language="ca" fo:country="ES" fo:font-weight="normal" officeooo:rsid="00a540d1" officeooo:paragraph-rsid="00ba3510" style:font-size-asian="7pt" style:font-weight-asian="normal" style:font-size-complex="8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200%"/>
      <style:text-properties fo:font-size="24pt" style:rfc-language-tag="ca-ES-valencia" fo:language="ca" fo:country="ES" style:text-underline-style="solid" style:text-underline-width="auto" style:text-underline-color="font-color" fo:font-weight="bold" officeooo:rsid="00bf2ebe" officeooo:paragraph-rsid="00bf2ebe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16df" style:font-weight-asian="bold" style:font-weight-complex="bold"/>
    </style:style>
    <style:style style:name="T3" style:family="text">
      <style:text-properties fo:font-weight="bold" officeooo:rsid="002d105f" style:font-weight-asian="bold" style:font-weight-complex="bold"/>
    </style:style>
    <style:style style:name="T4" style:family="text">
      <style:text-properties fo:font-weight="bold" officeooo:rsid="00c0d6b5" style:font-weight-asian="bold" style:font-weight-complex="bold"/>
    </style:style>
    <style:style style:name="T5" style:family="text">
      <style:text-properties officeooo:rsid="002416df"/>
    </style:style>
    <style:style style:name="T6" style:family="text">
      <style:text-properties officeooo:rsid="00bf2ebe"/>
    </style:style>
    <style:style style:name="T7" style:family="text">
      <style:text-properties officeooo:rsid="00c0d6b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c2d63a" style:font-style-asian="italic" style:font-style-complex="italic"/>
    </style:style>
    <style:style style:name="T10" style:family="text">
      <style:text-properties officeooo:rsid="00c2d63a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c2d63a" style:font-style-asian="normal" style:font-style-complex="normal"/>
    </style:style>
    <style:style style:name="T13" style:family="text">
      <style:text-properties fo:font-style="normal" officeooo:rsid="00c321ad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7">Documentació de l’activitat ad6act9</text:p>
      <text:h text:style-name="P3" text:outline-level="1"><text:bookmark-start text:name="__RefHeading___Toc446_3747005170"/>Introducció<text:bookmark-end text:name="__RefHeading___Toc446_3747005170"/></text:h>
      <text:p text:style-name="P6"><text:span text:style-name="T6">En aquest document parlaré de les diferents complicacions i possibles errors que he fet a l’activitat ad6act9.</text:span></text:p>
      <text:h text:style-name="P4" text:outline-level="1"><text:bookmark-start text:name="__RefHeading___Toc610_431580883"/>Complicacions<text:bookmark-end text:name="__RefHeading___Toc610_431580883"/></text:h>
      <text:p text:style-name="P7">La primera complicació gran que vaig tindre va ser respecte a com mostrar l’avió. Al principi pensava que no podia retallar soles el que necessitava de l’avio i vaig tindre que fer que soles s’utilitzara un tros de la imatge i que quan es moguera cap a altre costat s’agarrara un tros diferent de la imatge canviant la classe del avió.</text:p>
      <text:list text:style-name="L1">
        <text:list-item>
          <text:p text:style-name="P8"><text:span text:style-name="T1">Solució :</text:span> Per a solucionar-lo i fer que siga més senzill <text:span text:style-name="T7">he tallat soles el que necessite de la imatge.</text:span></text:p>
        </text:list-item>
      </text:list>
      <text:p text:style-name="P14"/>
      <text:p text:style-name="P9">La segona complicació que vaig tindre també era respecte a com mostrar l’avio. Al principi vaig fer que es mostrara l’avio a través d’un «<text:span text:style-name="T8">background-image</text:span>», però al intentar modificar-lo desde el fitxer <text:span text:style-name="T8">.js</text:span><text:span text:style-name="T11"> </text:span><text:span text:style-name="T12">em donava problemes.</text:span></text:p>
      <text:list text:style-name="L2">
        <text:list-item>
          <text:p text:style-name="P10"><text:span text:style-name="T4">Solució:</text:span><text:span text:style-name="T7"> Per a </text:span><text:span text:style-name="T6">solucionar</text:span><text:span text:style-name="T7">-lo he </text:span><text:span text:style-name="T10">utilitzat una imatge dins del «</text:span><text:span text:style-name="T9">div</text:span><text:span text:style-name="T10">» </text:span><text:span text:style-name="T12">de l'avio i he canviat la ruta de la imatge desde el fitxer </text:span><text:span text:style-name="T9">.js</text:span></text:p>
        </text:list-item>
      </text:list>
      <text:p text:style-name="P16"/>
      <text:p text:style-name="P12">La tercera <text:span text:style-name="T6">complicació</text:span> va ser respecte al so del programa. El problema es que quan es mantenia una tecla per a anar cap a una direcció concreta, el so es reiniciava tot el rato fent que sonara molt mal.</text:p>
      <text:list text:continue-numbering="true" text:style-name="L2">
        <text:list-item>
          <text:p text:style-name="P11"><text:span text:style-name="T4">Solució:</text:span><text:span text:style-name="T7"> Per a </text:span><text:span text:style-name="T6">solucionar</text:span><text:span text:style-name="T7">-lo </text:span><text:span text:style-name="T12">he fet </text:span><text:span text:style-name="T13">que si detecta que ja està sonant el àudio de l’avio no el torne a reproduir. </text:span></text:p>
        </text:list-item>
      </text:list>
      <text:p text:style-name="P15"><text:span text:style-name="T13"/></text:p>
      <text:p text:style-name="P13"><text:span text:style-name="T13">P</text:span><text:span text:style-name="T11">er últim un error que no he pogut solucionar es respecte a les fletxes del menú modal. Per a utilitzar exactament eixes fletxes es te que pagar i per això he utilitzat les fletxes més paregudes gratuït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egrita" style:font-family-generic="roman"/>
    <style:font-face style:name="Times New Roman3" svg:font-family="'Times New Roman'" style:font-adornments="Normal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Normal" style:font-family-generic="roman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exto_20_base" style:display-name="Texto base" style:family="paragraph" style:parent-style-name="Standard" style:next-style-name="Text"/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style-name="Negrita" style:font-family-generic="roman" fo:font-size="24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line-height="200%" fo:text-align="justify" style:justify-single-word="false" style:page-number="auto"/>
      <style:text-properties style:font-name="Times New Roman2" fo:font-family="'Times New Roman'" style:font-style-name="Negrita" style:font-family-generic="roman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line-height="200%" style:page-number="auto"/>
      <style:text-properties style:font-name="Times New Roman2" fo:font-family="'Times New Roman'" style:font-style-name="Negrita" style:font-family-generic="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a" style:font-family-generic="roman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.-" style:num-suffix=".-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-" style:num-suffix=".-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-" style:num-suffix=".-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rfc-language-tag="ca-ES-valencia" number:language="ca" number:country="ES">₧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rfc-language-tag="ca-ES-valencia" number:language="ca" number:country="ES">₧</number:currency-symbol>
      <style:map style:condition="value()&gt;=0" style:apply-style-name="N112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rfc-language-tag="ca-ES-valencia" number:language="ca" number:country="ES">₧</number:currency-symbol>
    </number:currency-style>
    <number:currency-style style:name="N11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ca-ES-valencia" number:language="ca" number:country="ES">₧</number:currency-symbol>
      <style:map style:condition="value()&gt;=0" style:apply-style-name="N113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fo:font-weight="bold" officeooo:rsid="0023c5ec" officeooo:paragraph-rsid="0023c5ec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bf2ebe"/>
    </style:style>
    <style:style style:name="MT2" style:family="text">
      <style:text-properties fo:font-weight="bold" officeooo:rsid="002416df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002d105f" style:font-weight-asian="bold" style:font-weight-complex="bold"/>
    </style:style>
    <style:style style:name="MT5" style:family="text">
      <style:text-properties officeooo:rsid="002416df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5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IW</text:span> <text:s text:c="48"/>Miguel Cabrera Garcia <text:s text:c="31"/><text:span text:style-name="MT1">16/10/2025</text:span></text:p>
      </style:header>
      <style:footer>
        <text:p text:style-name="MP2"><text:bookmark-start text:name="PageNumWizard_FOOTER_Estilo de página predeterminado3"/><text:span text:style-name="MT2"><text:page-number text:select-page="current">1</text:page-number></text:span><text:bookmark-end text:name="PageNumWizard_FOOTER_Estilo de página predeterminado3"/><text:span text:style-name="MT3"><text:s/></text:span><text:span text:style-name="MT2">de </text:span><text:span text:style-name="MT4"><text:page-count>1</text:page-count></text:span><text:span text:style-name="MT5"><text:s/></text:span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1:50:35.058591636</meta:creation-date>
    <dc:date>2025-10-16T20:27:24.565000000</dc:date>
    <meta:editing-duration>PT14H17M21S</meta:editing-duration>
    <meta:editing-cycles>109</meta:editing-cycles>
    <meta:generator>LibreOffice/24.2.0.3$Windows_X86_64 LibreOffice_project/da48488a73ddd66ea24cf16bbc4f7b9c08e9bea1</meta:generator>
    <meta:print-date>2025-10-16T20:18:29.021000000</meta:print-date>
    <meta:printed-by>Archivos PDF</meta:printed-by>
    <meta:document-statistic meta:table-count="0" meta:image-count="0" meta:object-count="0" meta:page-count="1" meta:paragraph-count="13" meta:word-count="276" meta:character-count="1618" meta:non-whitespace-character-count="1279"/>
  </office:meta>
</office:document-meta>
</file>